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36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92.6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4.09pt"/>
    </style:style>
    <style:style style:name="co6" style:family="table-column">
      <style:table-column-properties fo:break-before="auto" style:column-width="84.25pt"/>
    </style:style>
    <style:style style:name="co7" style:family="table-column">
      <style:table-column-properties fo:break-before="auto" style:column-width="84.1pt"/>
    </style:style>
    <style:style style:name="co8" style:family="table-column">
      <style:table-column-properties fo:break-before="auto" style:column-width="89.15pt"/>
    </style:style>
    <style:style style:name="co9" style:family="table-column">
      <style:table-column-properties fo:break-before="auto" style:column-width="78.6pt"/>
    </style:style>
    <style:style style:name="co10" style:family="table-column">
      <style:table-column-properties fo:break-before="auto" style:column-width="251.49pt"/>
    </style:style>
    <style:style style:name="co11" style:family="table-column">
      <style:table-column-properties fo:break-before="auto" style:column-width="138.95pt"/>
    </style:style>
    <style:style style:name="co12" style:family="table-column">
      <style:table-column-properties fo:break-before="auto" style:column-width="106.64pt"/>
    </style:style>
    <style:style style:name="co13" style:family="table-column">
      <style:table-column-properties fo:break-before="auto" style:column-width="102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ce2" style:family="table-cell" style:parent-style-name="Default" style:data-style-name="N3"/>
    <style:style style:name="ce6" style:family="table-cell" style:parent-style-name="Default" style:data-style-name="N43"/>
    <style:style style:name="ce8" style:family="table-cell" style:parent-style-name="Default" style:data-style-name="N124"/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41"/>
    <style:style style:name="ce10" style:family="table-cell" style:parent-style-name="Default" style:data-style-name="N1"/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ext-properties fo:color="#c9211e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44"/>
    <style:style style:name="ce18" style:family="table-cell" style:parent-style-name="Default" style:data-style-name="N44">
      <style:text-properties fo:font-style="italic" style:font-style-asian="italic" style:font-style-complex="italic"/>
    </style:style>
    <style:style style:name="ce19" style:family="table-cell" style:parent-style-name="Default" style:data-style-name="N44">
      <style:text-properties fo:color="#c9211e"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 style:data-style-name="N50">
      <style:text-properties fo:font-style="italic" style:font-style-asian="italic" style:font-style-complex="italic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table:number-columns-repeated="8"/>
          <table:table-cell table:style-name="ce12" office:value-type="string" calcext:value-type="string" table:number-columns-spanned="3" table:number-rows-spanned="1">
            <text:p>Featurize train set</text:p>
          </table:table-cell>
          <table:covered-table-cell table:number-columns-repeated="2" table:style-name="ce11"/>
          <table:table-cell table:style-name="ce12"/>
          <table:table-cell table:style-name="ce11"/>
          <table:table-cell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Runtime (HH:MM)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rain size</text:p>
          </table:table-cell>
          <table:table-cell table:style-name="ce11" office:value-type="string" calcext:value-type="string">
            <text:p>optimization steps</text:p>
          </table:table-cell>
          <table:table-cell table:style-name="ce11" office:value-type="string" calcext:value-type="string">
            <text:p>fill the baskets with samples</text:p>
          </table:table-cell>
          <table:table-cell table:style-name="ce11" office:value-type="string" calcext:value-type="string">
            <text:p>featurize samples in baskets</text:p>
          </table:table-cell>
          <table:table-cell table:style-name="ce11" office:value-type="string" calcext:value-type="string">
            <text:p>peak memory</text:p>
          </table:table-cell>
          <table:table-cell table:style-name="ce11" office:value-type="string" calcext:value-type="string">
            <text:p>training time</text:p>
          </table:table-cell>
          <table:table-cell table:style-name="ce11" office:value-type="string" calcext:value-type="string">
            <text:p>eval time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LM fine-tuning 01</text:p>
          </table:table-cell>
          <table:table-cell table:style-name="ce1" office:value-type="date" office:date-value="2019-09-12T19:53:05" calcext:value-type="date">
            <text:p>09/12/19 07:53 PM</text:p>
          </table:table-cell>
          <table:table-cell table:style-name="ce1" table:number-columns-repeated="2"/>
          <table:table-cell office:value-type="string" calcext:value-type="string">
            <text:p>4 x P100</text:p>
          </table:table-cell>
          <table:table-cell office:value-type="string" calcext:value-type="string">
            <text:p>PVC</text:p>
          </table:table-cell>
          <table:table-cell table:style-name="ce2" office:value-type="float" office:value="2817578" calcext:value-type="float">
            <text:p>2,817,578</text:p>
          </table:table-cell>
          <table:table-cell table:style-name="ce2"/>
          <table:table-cell table:style-name="ce5" office:value-type="time" office:time-value="PT18H54M12S" calcext:value-type="time">
            <text:p>18:54:12</text:p>
          </table:table-cell>
          <table:table-cell office:value-type="string" calcext:value-type="string">
            <text:p>26% @ 10:05:41</text:p>
          </table:table-cell>
          <table:table-cell table:number-columns-repeated="3"/>
          <table:table-cell table:style-name="ce11" office:value-type="string" calcext:value-type="string">
            <text:p><text:span text:style-name="T2">Aborted </text:span>due to insufficient memory (&gt;128 GB)</text:p>
            <text:p>Was actually NOT running distributed.</text:p>
          </table:table-cell>
        </table:table-row>
        <table:table-row table:style-name="ro2">
          <table:table-cell office:value-type="string" calcext:value-type="string">
            <text:p>LM fine-tuning 02</text:p>
          </table:table-cell>
          <table:table-cell table:style-name="ce1" office:value-type="date" office:date-value="2019-09-16T09:06:46" calcext:value-type="date">
            <text:p>09/16/19 09:06 AM</text:p>
          </table:table-cell>
          <table:table-cell table:style-name="ce1" table:number-columns-repeated="2"/>
          <table:table-cell office:value-type="string" calcext:value-type="string">
            <text:p>4 x P100</text:p>
          </table:table-cell>
          <table:table-cell office:value-type="string" calcext:value-type="string">
            <text:p>PVC</text:p>
          </table:table-cell>
          <table:table-cell table:style-name="ce2" office:value-type="float" office:value="2817578" calcext:value-type="float">
            <text:p>2,817,578</text:p>
          </table:table-cell>
          <table:table-cell table:style-name="ce2"/>
          <table:table-cell table:style-name="ce5" office:value-type="time" office:time-value="PT18H40M46S" calcext:value-type="time">
            <text:p>18:40:46</text:p>
          </table:table-cell>
          <table:table-cell table:style-name="ce6" office:value-type="string" calcext:value-type="string">
            <text:p>42% @ 15:26:58</text:p>
          </table:table-cell>
          <table:table-cell office:value-type="string" calcext:value-type="string">
            <text:p>146829Mi @ 42%</text:p>
          </table:table-cell>
          <table:table-cell table:number-columns-repeated="2"/>
          <table:table-cell table:style-name="ce11" office:value-type="string" calcext:value-type="string">
            <text:p><text:span text:style-name="T2">Manually canceled, b/c of </text:span>possible k8s network issue.</text:p>
            <text:p><text:span text:style-name="T2">Was actually NOT running distributed.</text:span></text:p>
          </table:table-cell>
        </table:table-row>
        <table:table-row table:style-name="ro2">
          <table:table-cell office:value-type="string" calcext:value-type="string">
            <text:p>LM fine-tuning 03</text:p>
          </table:table-cell>
          <table:table-cell table:style-name="ce1" office:value-type="date" office:date-value="2019-09-17T20:08:03" calcext:value-type="date">
            <text:p>09/17/19 08:08 PM</text:p>
          </table:table-cell>
          <table:table-cell table:style-name="ce1" table:number-columns-repeated="2"/>
          <table:table-cell office:value-type="string" calcext:value-type="string">
            <text:p>1 x V100</text:p>
          </table:table-cell>
          <table:table-cell office:value-type="string" calcext:value-type="string">
            <text:p>PVC</text:p>
          </table:table-cell>
          <table:table-cell table:style-name="ce2" office:value-type="float" office:value="1415375" calcext:value-type="float">
            <text:p>1,415,375</text:p>
          </table:table-cell>
          <table:table-cell table:style-name="ce2"/>
          <table:table-cell table:style-name="ce5" office:value-type="time" office:time-value="PT12H08M06S" calcext:value-type="time">
            <text:p>12:08:06</text:p>
          </table:table-cell>
          <table:table-cell table:style-name="ce5" office:value-type="time" office:time-value="PT20H33M48S" calcext:value-type="time">
            <text:p>20:33:48</text:p>
          </table:table-cell>
          <table:table-cell office:value-type="string" calcext:value-type="string">
            <text:p>82732Mi @ 60%</text:p>
          </table:table-cell>
          <table:table-cell table:number-columns-repeated="2"/>
          <table:table-cell table:style-name="ce11" office:value-type="string" calcext:value-type="string">
            <text:p>fp16 activated. Still batch_size=32, should have been doubled! (but then lr needs to be adjusted)</text:p>
          </table:table-cell>
        </table:table-row>
        <table:table-row table:style-name="ro2">
          <table:table-cell office:value-type="string" calcext:value-type="string">
            <text:p>LM fine-tuning 04</text:p>
          </table:table-cell>
          <table:table-cell table:style-name="ce1" office:value-type="date" office:date-value="2019-09-19T17:53:38" calcext:value-type="date">
            <text:p>09/19/19 05:53 PM</text:p>
          </table:table-cell>
          <table:table-cell table:style-name="ce1" table:number-columns-repeated="2"/>
          <table:table-cell office:value-type="string" calcext:value-type="string">
            <text:p>1 x V100</text:p>
          </table:table-cell>
          <table:table-cell table:style-name="ce11" office:value-type="string" calcext:value-type="string">
            <text:p>Network ceph</text:p>
          </table:table-cell>
          <table:table-cell table:style-name="ce2" office:value-type="float" office:value="2817578" calcext:value-type="float">
            <text:p>2,817,578</text:p>
          </table:table-cell>
          <table:table-cell table:style-name="ce2"/>
          <table:table-cell office:value-type="string" calcext:value-type="string">
            <office:annotation draw:style-name="gr1" draw:text-style-name="P2" svg:width="82.18pt" svg:height="51pt" svg:x="724.39pt" svg:y="64.6pt" draw:caption-point-x="-17.29pt" draw:caption-point-y="43.88pt">
              <dc:date>2019-09-25T00:00:00</dc:date>
              <text:p text:style-name="P1"><text:span text:style-name="T1">After crash/restart</text:span></text:p>
            </office:annotation>
            <text:p>79% @ 18:43:19</text:p>
          </table:table-cell>
          <table:table-cell table:number-columns-repeated="4"/>
          <table:table-cell table:style-name="ce11" office:value-type="string" calcext:value-type="string">
            <text:p>K8s worker node died after 5 days. No checkpoints had been written by then.</text:p>
          </table:table-cell>
        </table:table-row>
        <table:table-row table:style-name="ro2">
          <table:table-cell office:value-type="string" calcext:value-type="string">
            <text:p>LM fine-tuning 05</text:p>
          </table:table-cell>
          <table:table-cell table:style-name="ce1" office:value-type="date" office:date-value="2019-09-25T16:01:53" calcext:value-type="date">
            <text:p>09/25/19 04:01 PM</text:p>
          </table:table-cell>
          <table:table-cell table:style-name="ce1" table:number-columns-repeated="2"/>
          <table:table-cell office:value-type="string" calcext:value-type="string">
            <text:p>1 x V100</text:p>
          </table:table-cell>
          <table:table-cell office:value-type="string" calcext:value-type="string">
            <text:p>PVC</text:p>
          </table:table-cell>
          <table:table-cell table:style-name="ce2" office:value-type="float" office:value="1415375" calcext:value-type="float">
            <text:p>1,415,375</text:p>
          </table:table-cell>
          <table:table-cell table:style-name="ce2" office:value-type="float" office:value="181373" calcext:value-type="float">
            <text:p>181,373</text:p>
          </table:table-cell>
          <table:table-cell table:style-name="ce5" office:value-type="time" office:time-value="PT11H37M12S" calcext:value-type="time">
            <text:p>11:37:12</text:p>
          </table:table-cell>
          <table:table-cell table:style-name="ce5" office:value-type="time" office:time-value="PT21H28M15S" calcext:value-type="time">
            <text:p>21:28:15</text:p>
          </table:table-cell>
          <table:table-cell/>
          <table:table-cell table:style-name="ce11" office:value-type="string" calcext:value-type="string">
            <text:p>12% (22k steps) @ 2:22:22</text:p>
          </table:table-cell>
          <table:table-cell table:style-name="ce5" office:value-type="time" office:time-value="PT04H21M00S" calcext:value-type="time">
            <text:p>04:21:00</text:p>
          </table:table-cell>
          <table:table-cell office:value-type="string" calcext:value-type="string">
            <text:p>HTTP connection error after 2d19h</text:p>
          </table:table-cell>
        </table:table-row>
        <table:table-row table:style-name="ro2">
          <table:table-cell office:value-type="string" calcext:value-type="string">
            <text:p>LM fine-tuning 06</text:p>
          </table:table-cell>
          <table:table-cell table:style-name="ce1" office:value-type="date" office:date-value="2019-10-07T16:20:22" calcext:value-type="date">
            <text:p>10/07/19 04:20 PM</text:p>
          </table:table-cell>
          <table:table-cell table:style-name="ce1" office:value-type="date" office:date-value="2019-10-11T03:54:51" calcext:value-type="date">
            <text:p>10/11/19 03:54 AM</text:p>
          </table:table-cell>
          <table:table-cell table:style-name="ce8" table:formula="of:=[.C8]-[.B8]" office:value-type="time" office:time-value="PT83H34M29S" calcext:value-type="time">
            <text:p>83:34</text:p>
          </table:table-cell>
          <table:table-cell office:value-type="string" calcext:value-type="string">
            <text:p>1 x V100</text:p>
          </table:table-cell>
          <table:table-cell table:style-name="ce11" office:value-type="string" calcext:value-type="string">
            <text:p>Network ceph</text:p>
          </table:table-cell>
          <table:table-cell table:style-name="ce2" office:value-type="float" office:value="1415375" calcext:value-type="float">
            <text:p>1,415,375</text:p>
          </table:table-cell>
          <table:table-cell table:style-name="ce2" office:value-type="float" office:value="181373" calcext:value-type="float">
            <text:p>181,373</text:p>
          </table:table-cell>
          <table:table-cell table:style-name="ce5" office:value-type="time" office:time-value="PT00H18M55S" calcext:value-type="time">
            <text:p>00:18:55</text:p>
          </table:table-cell>
          <table:table-cell table:style-name="ce5" office:value-type="time" office:time-value="PT00H26M28S" calcext:value-type="time">
            <text:p>00:26:28</text:p>
          </table:table-cell>
          <table:table-cell/>
          <table:table-cell table:style-name="ce11" office:value-type="string" calcext:value-type="string">
            <text:p>20% (36k steps) @ 3:52:03</text:p>
          </table:table-cell>
          <table:table-cell table:style-name="ce5" office:value-type="time" office:time-value="PT04H18M31S" calcext:value-type="time">
            <text:p>04:18:31</text:p>
          </table:table-cell>
          <table:table-cell/>
        </table:table-row>
        <table:table-row table:style-name="ro3">
          <table:table-cell office:value-type="string" calcext:value-type="string">
            <text:p>LM fine-tuning 07</text:p>
          </table:table-cell>
          <table:table-cell table:style-name="ce1" office:value-type="date" office:date-value="2019-10-12T09:19:23" calcext:value-type="date">
            <text:p>10/12/19 09:19 AM</text:p>
          </table:table-cell>
          <table:table-cell table:style-name="ce1" office:value-type="date" office:date-value="2019-10-22T17:46:10" calcext:value-type="date">
            <text:p>10/22/19 05:46 PM</text:p>
          </table:table-cell>
          <table:table-cell table:style-name="ce8" table:formula="of:=[.C9]-[.B9]" office:value-type="time" office:time-value="PT248H26M47.000001S" calcext:value-type="time">
            <text:p>248:26</text:p>
          </table:table-cell>
          <table:table-cell office:value-type="string" calcext:value-type="string">
            <text:p>1 x V100</text:p>
          </table:table-cell>
          <table:table-cell table:style-name="ce11" office:value-type="string" calcext:value-type="string">
            <text:p>Network ceph</text:p>
          </table:table-cell>
          <table:table-cell table:style-name="ce2" office:value-type="float" office:value="2817578" calcext:value-type="float">
            <text:p>2,817,578</text:p>
          </table:table-cell>
          <table:table-cell table:style-name="ce2" office:value-type="float" office:value="363568" calcext:value-type="float">
            <text:p>363,568</text:p>
          </table:table-cell>
          <table:table-cell table:style-name="ce5" office:value-type="time" office:time-value="PT00H35M32S" calcext:value-type="time">
            <text:p>00:35:32</text:p>
          </table:table-cell>
          <table:table-cell table:style-name="ce5" office:value-type="time" office:time-value="PT00H55M52S" calcext:value-type="time">
            <text:p>00:55:52</text:p>
          </table:table-cell>
          <table:table-cell/>
          <table:table-cell table:style-name="ce11" office:value-type="string" calcext:value-type="string">
            <text:p>20% (72k steps) @ 7:46:39</text:p>
          </table:table-cell>
          <table:table-cell table:style-name="ce5" office:value-type="time" office:time-value="PT08H51M04S" calcext:value-type="time">
            <text:p>08:51:04</text:p>
          </table:table-cell>
          <table:table-cell table:style-name="ce11" office:value-type="string" calcext:value-type="string">
            <text:p>One evening when I checked the logs, the evaluation of checkpoint 4/5 was at 100%. Then the next morning there had been no progress at all, so there was a delay &gt; 8 hours.</text:p>
          </table:table-cell>
        </table:table-row>
        <table:table-row table:style-name="ro1">
          <table:table-cell table:number-columns-repeated="12"/>
          <table:table-cell table:style-name="ce5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table:number-columns-repeated="5"/>
          <table:table-cell table:number-columns-repeated="2"/>
          <table:table-cell table:style-name="ce10"/>
          <table:table-cell table:number-columns-repeated="5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2"/>
          <table:table-cell table:style-name="ce10"/>
          <table:table-cell table:number-columns-repeated="5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table:style-name="ce1" table:number-columns-repeated="3"/>
          <table:table-cell table:number-columns-repeated="10"/>
        </table:table-row>
        <table:table-row table:style-name="ro1">
          <table:table-cell/>
          <table:table-cell table:style-name="ce6" table:number-columns-repeated="3"/>
          <table:table-cell table:number-columns-repeated="10"/>
        </table:table-row>
        <table:table-row table:style-name="ro1">
          <table:table-cell/>
          <table:table-cell table:style-name="ce1" table:number-columns-repeated="3"/>
          <table:table-cell table:number-columns-repeated="10"/>
        </table:table-row>
        <table:table-row table:style-name="ro1">
          <table:table-cell/>
          <table:table-cell table:style-name="ce6" table:number-columns-repeated="3"/>
          <table:table-cell table:number-columns-repeated="10"/>
        </table:table-row>
        <table:table-row table:style-name="ro1">
          <table:table-cell/>
          <table:table-cell table:style-name="ce1" table:number-columns-repeated="3"/>
          <table:table-cell table:number-columns-repeated="10"/>
        </table:table-row>
      </table:table>
      <table:table table:name="lm-finetuning-07_breakdown" table:style-name="ta1">
        <table:table-column table:style-name="co11" table:default-cell-style-name="Default"/>
        <table:table-column table:style-name="co12" table:default-cell-style-name="ce17"/>
        <table:table-column table:style-name="co13" table:default-cell-style-name="ce17"/>
        <table:table-column table:style-name="co4" table:default-cell-style-name="Default"/>
        <table:table-row table:style-name="ro1">
          <table:table-cell/>
          <table:table-cell table:style-name="ce1"/>
          <table:table-cell table:style-name="Default" office:value-type="string" calcext:value-type="string">
            <text:p>cumulative</text:p>
          </table:table-cell>
          <table:table-cell/>
        </table:table-row>
        <table:table-row table:style-name="ro1">
          <table:table-cell office:value-type="string" calcext:value-type="string">
            <text:p>start</text:p>
          </table:table-cell>
          <table:table-cell table:style-name="ce1" office:value-type="date" office:date-value="2019-10-12T09:19:23" calcext:value-type="date">
            <text:p>10/12/19 09:19 AM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oad train set</text:p>
          </table:table-cell>
          <table:table-cell office:value-type="time" office:time-value="PT00H00M28S" calcext:value-type="time">
            <text:p>00:00:2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ill baskets with samples</text:p>
          </table:table-cell>
          <table:table-cell office:value-type="time" office:time-value="PT00H35M32S" calcext:value-type="time">
            <text:p>00:35:3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eaturize samples in baskets</text:p>
          </table:table-cell>
          <table:table-cell office:value-type="time" office:time-value="PT00H55M52S" calcext:value-type="time">
            <text:p>00:55:5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oad dev set</text:p>
          </table:table-cell>
          <table:table-cell office:value-type="time" office:time-value="PT00H00M03S" calcext:value-type="time">
            <text:p>00:00:0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ill baskets with samples</text:p>
          </table:table-cell>
          <table:table-cell office:value-type="time" office:time-value="PT00H03M27S" calcext:value-type="time">
            <text:p>00:03:27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eaturize samples in baskets</text:p>
          </table:table-cell>
          <table:table-cell office:value-type="time" office:time-value="PT00H06M51S" calcext:value-type="time">
            <text:p>00:06:5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oad test set</text:p>
          </table:table-cell>
          <table:table-cell office:value-type="time" office:time-value="PT00H00M03S" calcext:value-type="time">
            <text:p>00:00:0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ill baskets with samples</text:p>
          </table:table-cell>
          <table:table-cell office:value-type="time" office:time-value="PT00H03M51S" calcext:value-type="time">
            <text:p>00:03:5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eaturize samples in baskets</text:p>
          </table:table-cell>
          <table:table-cell office:value-type="time" office:time-value="PT00H07M07S" calcext:value-type="time">
            <text:p>00:07:07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ownload model</text:p>
          </table:table-cell>
          <table:table-cell office:value-type="time" office:time-value="PT00H00M31S" calcext:value-type="time">
            <text:p>00:00:3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rain 0-72k</text:p>
          </table:table-cell>
          <table:table-cell office:value-type="time" office:time-value="PT07H46M39S" calcext:value-type="time">
            <text:p>07:46:39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Eval checkpoint 1</text:p>
          </table:table-cell>
          <table:table-cell office:value-type="time" office:time-value="PT08H51M04S" calcext:value-type="time">
            <text:p>08:51:04</text:p>
          </table:table-cell>
          <table:table-cell table:style-name="Default"/>
          <table:table-cell/>
        </table:table-row>
        <table:table-row table:style-name="ro1">
          <table:table-cell table:style-name="ce15" office:value-type="string" calcext:value-type="string">
            <text:p>sum so far</text:p>
          </table:table-cell>
          <table:table-cell table:style-name="Default"/>
          <table:table-cell table:style-name="ce18" table:formula="of:=SUM([.B3:.B14])" office:value-type="time" office:time-value="PT18H31M28S" calcext:value-type="time">
            <text:p>18:31:28</text:p>
          </table:table-cell>
          <table:table-cell table:style-name="ce17"/>
        </table:table-row>
        <table:table-row table:style-name="ro1">
          <table:table-cell table:style-name="ce15" office:value-type="string" calcext:value-type="string">
            <text:p>delay</text:p>
          </table:table-cell>
          <table:table-cell table:style-name="ce18" table:formula="of:=[.C17]-[.C15]" office:value-type="time" office:time-value="PT19H16M57S" calcext:value-type="time">
            <text:p>19:16:57</text:p>
          </table:table-cell>
          <table:table-cell table:style-name="ce18"/>
          <table:table-cell table:style-name="ce17"/>
        </table:table-row>
        <table:table-row table:style-name="ro1">
          <table:table-cell office:value-type="string" calcext:value-type="string">
            <text:p>Train continued at</text:p>
          </table:table-cell>
          <table:table-cell table:style-name="Default"/>
          <table:table-cell office:value-type="time" office:time-value="PT37H48M25S" calcext:value-type="time">
            <text:p>37:48:25</text:p>
          </table:table-cell>
          <table:table-cell/>
        </table:table-row>
        <table:table-row table:style-name="ro1">
          <table:table-cell table:style-name="ce15" office:value-type="string" calcext:value-type="string">
            <text:p>Train 72-144k</text:p>
          </table:table-cell>
          <table:table-cell table:style-name="ce18" table:formula="of:=[.C18]-[.C17]" office:value-type="time" office:time-value="PT07H42M01S" calcext:value-type="time">
            <text:p>07:42:01</text:p>
          </table:table-cell>
          <table:table-cell office:value-type="time" office:time-value="PT45H30M26S" calcext:value-type="time">
            <text:p>45:30:26</text:p>
          </table:table-cell>
          <table:table-cell/>
        </table:table-row>
        <table:table-row table:style-name="ro1">
          <table:table-cell office:value-type="string" calcext:value-type="string">
            <text:p>Eval checkpoint 2</text:p>
          </table:table-cell>
          <table:table-cell office:value-type="time" office:time-value="PT08H49M33S" calcext:value-type="time">
            <text:p>08:49:33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sum so far</text:p>
          </table:table-cell>
          <table:table-cell/>
          <table:table-cell table:style-name="ce18" table:formula="of:=[.C18]+[.B19]" office:value-type="time" office:time-value="PT54H19M59S" calcext:value-type="time">
            <text:p>54:19:59</text:p>
          </table:table-cell>
          <table:table-cell/>
        </table:table-row>
        <table:table-row table:style-name="ro1">
          <table:table-cell table:style-name="ce15" office:value-type="string" calcext:value-type="string">
            <text:p>delay</text:p>
          </table:table-cell>
          <table:table-cell table:style-name="ce18" table:formula="of:=[.C22]-[.C20]" office:value-type="time" office:time-value="PT20H35M53S" calcext:value-type="time">
            <text:p>20:35:5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rain continued at</text:p>
          </table:table-cell>
          <table:table-cell/>
          <table:table-cell office:value-type="time" office:time-value="PT74H55M52S" calcext:value-type="time">
            <text:p>74:55:52</text:p>
          </table:table-cell>
          <table:table-cell/>
        </table:table-row>
        <table:table-row table:style-name="ro1">
          <table:table-cell table:style-name="ce15" office:value-type="string" calcext:value-type="string">
            <text:p>Train 144-216k</text:p>
          </table:table-cell>
          <table:table-cell table:style-name="ce18" table:formula="of:=[.C23]-[.C22]" office:value-type="time" office:time-value="PT07H41M14S" calcext:value-type="time">
            <text:p>07:41:14</text:p>
          </table:table-cell>
          <table:table-cell office:value-type="time" office:time-value="PT82H37M06S" calcext:value-type="time">
            <text:p>82:37:06</text:p>
          </table:table-cell>
          <table:table-cell/>
        </table:table-row>
        <table:table-row table:style-name="ro1">
          <table:table-cell office:value-type="string" calcext:value-type="string">
            <text:p>Eval checkpoint 3</text:p>
          </table:table-cell>
          <table:table-cell office:value-type="time" office:time-value="PT08H54M25S" calcext:value-type="time">
            <text:p>08:54:25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sum so far</text:p>
          </table:table-cell>
          <table:table-cell/>
          <table:table-cell table:style-name="ce18" table:formula="of:=[.C23]+[.B24]" office:value-type="time" office:time-value="PT91H31M31S" calcext:value-type="time">
            <text:p>91:31:31</text:p>
          </table:table-cell>
          <table:table-cell/>
        </table:table-row>
        <table:table-row table:style-name="ro1">
          <table:table-cell table:style-name="ce15" office:value-type="string" calcext:value-type="string">
            <text:p>delay</text:p>
          </table:table-cell>
          <table:table-cell table:style-name="ce18" table:formula="of:=[.C27]-[.C25]" office:value-type="time" office:time-value="PT20H49M16S" calcext:value-type="time">
            <text:p>20:49:16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Train continued at</text:p>
          </table:table-cell>
          <table:table-cell/>
          <table:table-cell office:value-type="time" office:time-value="PT112H20M47S" calcext:value-type="time">
            <text:p>112:20:47</text:p>
          </table:table-cell>
          <table:table-cell/>
        </table:table-row>
        <table:table-row table:style-name="ro1">
          <table:table-cell table:style-name="ce15" office:value-type="string" calcext:value-type="string">
            <text:p>Train 216-288k</text:p>
          </table:table-cell>
          <table:table-cell table:style-name="ce18" table:formula="of:=[.C28]-[.C27]" office:value-type="time" office:time-value="PT07H41M30S" calcext:value-type="time">
            <text:p>07:41:30</text:p>
          </table:table-cell>
          <table:table-cell office:value-type="time" office:time-value="PT120H02M17S" calcext:value-type="time">
            <text:p>120:02:17</text:p>
          </table:table-cell>
          <table:table-cell/>
        </table:table-row>
        <table:table-row table:style-name="ro1">
          <table:table-cell office:value-type="string" calcext:value-type="string">
            <text:p>Eval checkpoint 4</text:p>
          </table:table-cell>
          <table:table-cell office:value-type="time" office:time-value="PT08H54M59S" calcext:value-type="time">
            <text:p>08:54:59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sum so far</text:p>
          </table:table-cell>
          <table:table-cell/>
          <table:table-cell table:style-name="ce18" table:formula="of:=[.C28]+[.B29]" office:value-type="time" office:time-value="PT128H57M16S" calcext:value-type="time">
            <text:p>128:57:16</text:p>
          </table:table-cell>
          <table:table-cell/>
        </table:table-row>
        <table:table-row table:style-name="ro1">
          <table:table-cell table:style-name="ce15" office:value-type="string" calcext:value-type="string">
            <text:p>delay</text:p>
          </table:table-cell>
          <table:table-cell table:style-name="ce18" table:formula="of:=[.C32]-[.C30]" office:value-type="time" office:time-value="PT20H57M19S" calcext:value-type="time">
            <text:p>20:57: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 continued at</text:p>
          </table:table-cell>
          <table:table-cell/>
          <table:table-cell office:value-type="time" office:time-value="PT149H54M35S" calcext:value-type="time">
            <text:p>149:54:35</text:p>
          </table:table-cell>
          <table:table-cell/>
        </table:table-row>
        <table:table-row table:style-name="ro1">
          <table:table-cell table:style-name="ce15" office:value-type="string" calcext:value-type="string">
            <text:p>Train 288-360k</text:p>
          </table:table-cell>
          <table:table-cell table:style-name="ce18" table:formula="of:=[.C33]-[.C32]" office:value-type="time" office:time-value="PT07H37M50S" calcext:value-type="time">
            <text:p>07:37:50</text:p>
          </table:table-cell>
          <table:table-cell office:value-type="time" office:time-value="PT157H32M25S" calcext:value-type="time">
            <text:p>157:32:25</text:p>
          </table:table-cell>
          <table:table-cell/>
        </table:table-row>
        <table:table-row table:style-name="ro1">
          <table:table-cell office:value-type="string" calcext:value-type="string">
            <text:p>Eval checkpoint 5</text:p>
          </table:table-cell>
          <table:table-cell office:value-type="time" office:time-value="PT08H50M36S" calcext:value-type="time">
            <text:p>08:50:36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sum so far</text:p>
          </table:table-cell>
          <table:table-cell/>
          <table:table-cell table:style-name="ce18" table:formula="of:=[.C33]+[.B34]" office:value-type="time" office:time-value="PT166H23M01S" calcext:value-type="time">
            <text:p>166:23:01</text:p>
          </table:table-cell>
          <table:table-cell/>
        </table:table-row>
        <table:table-row table:style-name="ro1">
          <table:table-cell table:style-name="ce15" office:value-type="string" calcext:value-type="string">
            <text:p>delay</text:p>
          </table:table-cell>
          <table:table-cell table:style-name="ce18" table:formula="of:=[.C37]-[.C35]" office:value-type="time" office:time-value="PT21H05M33S" calcext:value-type="time">
            <text:p>21:05:3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rain continued at</text:p>
          </table:table-cell>
          <table:table-cell table:style-name="Default"/>
          <table:table-cell office:value-type="time" office:time-value="PT187H28M34S" calcext:value-type="time">
            <text:p>187:28:34</text:p>
          </table:table-cell>
          <table:table-cell/>
        </table:table-row>
        <table:table-row table:style-name="ro1">
          <table:table-cell table:style-name="ce15" office:value-type="string" calcext:value-type="string">
            <text:p>Train till end</text:p>
          </table:table-cell>
          <table:table-cell table:style-name="ce18" table:formula="of:=[.C38]-[.C37]" office:value-type="time" office:time-value="PT00H23M06S" calcext:value-type="time">
            <text:p>00:23:06</text:p>
          </table:table-cell>
          <table:table-cell office:value-type="time" office:time-value="PT187H51M40S" calcext:value-type="time">
            <text:p>187:51:40</text:p>
          </table:table-cell>
          <table:table-cell/>
        </table:table-row>
        <table:table-row table:style-name="ro1">
          <table:table-cell office:value-type="string" calcext:value-type="string">
            <text:p>Eval final</text:p>
          </table:table-cell>
          <table:table-cell office:value-type="time" office:time-value="PT08H48M37S" calcext:value-type="time">
            <text:p>08:48:37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sum so far</text:p>
          </table:table-cell>
          <table:table-cell table:style-name="Default"/>
          <table:table-cell table:style-name="ce18" table:formula="of:=[.C38]+[.B39]" office:value-type="time" office:time-value="PT196H40M17S" calcext:value-type="time">
            <text:p>196:40:17</text:p>
          </table:table-cell>
          <table:table-cell/>
        </table:table-row>
        <table:table-row table:style-name="ro1">
          <table:table-cell table:style-name="ce16" office:value-type="string" calcext:value-type="string">
            <text:p>delay</text:p>
          </table:table-cell>
          <table:table-cell table:style-name="ce19" table:formula="of:=[.C42]-[.C40]" office:value-type="time" office:time-value="PT20H17M33S" calcext:value-type="time">
            <text:p>20:17:33</text:p>
          </table:table-cell>
          <table:table-cell/>
          <table:table-cell table:style-name="ce16" office:value-type="string" calcext:value-type="string">
            <text:p>no checkpoint saved here!!</text:p>
          </table:table-cell>
        </table:table-row>
        <table:table-row table:style-name="ro1">
          <table:table-cell office:value-type="string" calcext:value-type="string">
            <text:p>Train continued at</text:p>
          </table:table-cell>
          <table:table-cell/>
          <table:table-cell office:value-type="time" office:time-value="PT216H57M50S" calcext:value-type="time">
            <text:p>216:57:50</text:p>
          </table:table-cell>
          <table:table-cell table:style-name="ce16" office:value-type="string" calcext:value-type="string">
            <text:p>Only the very last step</text:p>
          </table:table-cell>
        </table:table-row>
        <table:table-row table:style-name="ro1">
          <table:table-cell office:value-type="string" calcext:value-type="string">
            <text:p>Eval test set</text:p>
          </table:table-cell>
          <table:table-cell office:value-type="time" office:time-value="PT08H48M28S" calcext:value-type="time">
            <text:p>08:48:28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sum so far</text:p>
          </table:table-cell>
          <table:table-cell/>
          <table:table-cell table:style-name="ce18" table:formula="of:=[.C42]+[.B43]" office:value-type="time" office:time-value="PT225H46M18S" calcext:value-type="time">
            <text:p>225:46:18</text:p>
          </table:table-cell>
          <table:table-cell/>
        </table:table-row>
        <table:table-row table:style-name="ro1">
          <table:table-cell table:number-columns-repeated="2"/>
          <table:table-cell table:style-name="ce20" table:formula="of:=[.B2]+[.C44]" office:value-type="date" office:date-value="2019-10-21T19:05:41" calcext:value-type="date">
            <text:p>10/21/19 07:05 PM</text:p>
          </table:table-cell>
          <table:table-cell/>
        </table:table-row>
        <table:table-row table:style-name="ro1">
          <table:table-cell table:style-name="ce15" office:value-type="string" calcext:value-type="string">
            <text:p>delay</text:p>
          </table:table-cell>
          <table:table-cell table:style-name="ce18" table:formula="of:=[.C47]-[.C45]" office:value-type="time" office:time-value="PT22H40M29S" calcext:value-type="time">
            <text:p>22:40:29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end</text:p>
          </table:table-cell>
          <table:table-cell table:style-name="Default"/>
          <table:table-cell table:style-name="ce1" office:value-type="date" office:date-value="2019-10-22T17:46:10" calcext:value-type="date">
            <text:p>10/22/19 05:46 PM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time-style style:name="N124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15:10:36.0308132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18T22:51:59.516766999</meta:creation-date>
    <dc:date>2019-10-24T16:06:41.193453950</dc:date>
    <meta:editing-duration>P1DT50S</meta:editing-duration>
    <meta:editing-cycles>119</meta:editing-cycles>
    <meta:generator>LibreOffice/6.3.2.2$Linux_X86_64 LibreOffice_project/30$Build-2</meta:generator>
    <meta:document-statistic meta:table-count="2" meta:cell-count="182" meta:object-count="0"/>
  </office:meta>
</office:document-meta>
</file>